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2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72cm" fo:min-width="0.05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72cm" fo:min-width="0.022cm" fo:padding-top="0.165cm" fo:padding-bottom="0.165cm" fo:padding-left="0.29cm" fo:padding-right="0.29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158466" loext:opacity="100%" fo:font-size="13pt" style:font-size-asian="13pt" style:font-size-complex="13pt"/>
    </style:style>
    <style:style style:name="P5" style:family="paragraph">
      <loext:graphic-properties draw:fill="none" draw:fill-color="#ffffff"/>
      <style:text-properties fo:color="#158466" loext:opacity="100%" fo:font-size="13pt" style:font-size-asian="13pt" style:font-size-complex="13pt"/>
    </style:style>
    <style:style style:name="P6" style:family="paragraph">
      <style:text-properties fo:color="#c82254" loext:opacity="100%" fo:font-size="13pt" style:font-size-asian="13pt" style:font-size-complex="13pt"/>
    </style:style>
    <style:style style:name="P7" style:family="paragraph">
      <loext:graphic-properties draw:fill="none" draw:fill-color="#ffffff"/>
      <style:text-properties fo:color="#c82254" loext:opacity="100%" fo:font-size="13pt" style:font-size-asian="13pt" style:font-size-complex="13pt"/>
    </style:style>
    <style:style style:name="T1" style:family="text">
      <style:text-properties fo:color="#158466" loext:opacity="100%" fo:font-size="13pt" style:font-size-asian="13pt" style:font-size-complex="13pt"/>
    </style:style>
    <style:style style:name="T2" style:family="text">
      <style:text-properties fo:color="#c82254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9.8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85cm" svg:height="0.85cm" svg:x="7.1cm" svg:y="9.8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cm" svg:y1="10cm" svg:x2="9.95cm" svg:y2="8.5cm">
          <text:p/>
        </draw:line>
        <draw:frame draw:style-name="gr4" draw:text-style-name="P5" draw:layer="layout" svg:width="2.4cm" svg:height="0.763cm" svg:x="4.85cm" svg:y="9.85cm">
          <draw:text-box>
            <text:p text:style-name="P4"><text:span text:style-name="T1">Commit1</text:span></text:p>
          </draw:text-box>
        </draw:frame>
        <draw:frame draw:style-name="gr4" draw:text-style-name="P7" draw:layer="layout" svg:width="2.6cm" svg:height="0.763cm" svg:x="9.15cm" svg:y="7.1cm">
          <draw:text-box>
            <text:p text:style-name="P6"><text:span text:style-name="T2">FeatureA</text:span></text:p>
          </draw:text-box>
        </draw:frame>
        <draw:custom-shape draw:style-name="gr1" draw:text-style-name="P1" draw:layer="layout" svg:width="0.9cm" svg:height="0.9cm" svg:x="11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85cm" svg:height="0.85cm" svg:x="9.85cm" svg:y="10.447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5cm" svg:height="0.85cm" svg:x="14.15cm" svg:y="9.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11.85cm" svg:y="1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85cm" svg:height="0.85cm" svg:x="12.4cm" svg:y="7.1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5cm" svg:height="0.85cm" svg:x="8cm" svg:y="11.6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75cm" svg:y1="11.15cm" svg:x2="12cm" svg:y2="12cm">
          <text:p/>
        </draw:line>
        <draw:line draw:style-name="gr3" draw:text-style-name="P3" draw:layer="layout" svg:x1="12.75cm" svg:y1="8.15cm" svg:x2="12.25cm" svg:y2="9.65cm">
          <text:p/>
        </draw:line>
        <draw:frame draw:style-name="gr4" draw:text-style-name="P7" draw:layer="layout" svg:width="2.6cm" svg:height="0.763cm" svg:x="9.75cm" svg:y="9.39cm">
          <draw:text-box>
            <text:p text:style-name="P6"><text:span text:style-name="T2">FeatureC</text:span></text:p>
          </draw:text-box>
        </draw:frame>
        <draw:frame draw:style-name="gr4" draw:text-style-name="P7" draw:layer="layout" svg:width="2.6cm" svg:height="0.763cm" svg:x="11cm" svg:y="12.6cm">
          <draw:text-box>
            <text:p text:style-name="P6"><text:span text:style-name="T2">FeatureB</text:span></text:p>
          </draw:text-box>
        </draw:frame>
        <draw:frame draw:style-name="gr4" draw:text-style-name="P5" draw:layer="layout" svg:width="2.4cm" svg:height="0.763cm" svg:x="7.1cm" svg:y="12.39cm">
          <draw:text-box>
            <text:p text:style-name="P4"><text:span text:style-name="T1">Commit3</text:span></text:p>
          </draw:text-box>
        </draw:frame>
        <draw:frame draw:style-name="gr4" draw:text-style-name="P5" draw:layer="layout" svg:width="2.4cm" svg:height="0.763cm" svg:x="9cm" svg:y="11.237cm">
          <draw:text-box>
            <text:p text:style-name="P4"><text:span text:style-name="T1">Commit5</text:span></text:p>
          </draw:text-box>
        </draw:frame>
        <draw:frame draw:style-name="gr4" draw:text-style-name="P5" draw:layer="layout" svg:width="2.4cm" svg:height="0.763cm" svg:x="13.4cm" svg:y="10.1cm">
          <draw:text-box>
            <text:p text:style-name="P4"><text:span text:style-name="T1">Commit2</text:span></text:p>
          </draw:text-box>
        </draw:frame>
        <draw:frame draw:style-name="gr4" draw:text-style-name="P5" draw:layer="layout" svg:width="2.4cm" svg:height="0.763cm" svg:x="11.75cm" svg:y="6.487cm">
          <draw:text-box>
            <text:p text:style-name="P4"><text:span text:style-name="T1">Commit7</text:span></text:p>
          </draw:text-box>
        </draw:frame>
        <draw:line draw:style-name="gr3" draw:text-style-name="P3" draw:layer="layout" svg:x1="10.75cm" svg:y1="11.15cm" svg:x2="11.75cm" svg:y2="10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0T10:23:14.355814714</meta:creation-date>
    <dc:date>2023-09-20T18:26:15.336422915</dc:date>
    <meta:editing-duration>PT7H36M58S</meta:editing-duration>
    <meta:editing-cycles>1</meta:editing-cycles>
    <meta:document-statistic meta:object-count="20"/>
    <meta:generator>LibreOffice/7.3.7.2$Linux_X86_64 LibreOffice_project/30$Build-2</meta:generator>
  </office:meta>
</office:document-meta>
</file>